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02cm" fo:min-width="8.263cm"/>
    </style:style>
    <style:style style:name="gr2" style:family="graphic" style:parent-style-name="standard">
      <style:graphic-properties svg:stroke-color="#000000" draw:fill-color="#77bc65" draw:textarea-horizontal-align="justify" draw:textarea-vertical-align="middle" draw:auto-grow-height="false" fo:min-height="3.941cm" fo:min-width="2.929cm"/>
    </style:style>
    <style:style style:name="gr3" style:family="graphic" style:parent-style-name="standard">
      <style:graphic-properties draw:stroke="none" svg:stroke-color="#000000" draw:fill="none" draw:fill-color="#ffffff" fo:min-height="0.454cm"/>
    </style:style>
    <style:style style:name="gr4" style:family="graphic" style:parent-style-name="standard">
      <style:graphic-properties svg:stroke-color="#000000" draw:fill-color="#ffde59" draw:textarea-horizontal-align="justify" draw:textarea-vertical-align="middle" draw:auto-grow-height="false" fo:min-height="2.867cm" fo:min-width="2.0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0.7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7cm" fo:min-width="0cm"/>
    </style:style>
    <style:style style:name="gr8" style:family="graphic" style:parent-style-name="standard">
      <style:graphic-properties svg:stroke-color="#000000" draw:fill-color="#ffde59" draw:textarea-horizontal-align="justify" draw:textarea-vertical-align="middle" draw:auto-grow-height="false" fo:min-height="2.925cm" fo:min-width="2.04cm"/>
    </style:style>
    <style:style style:name="gr9" style:family="graphic" style:parent-style-name="standard">
      <style:graphic-properties draw:stroke="dash" draw:stroke-dash="Fine_20_Dashed" svg:stroke-color="#000000" draw:fill="none" draw:fill-color="#ffffff" fo:min-height="0.331cm"/>
    </style:style>
    <style:style style:name="gr10" style:family="graphic" style:parent-style-name="objectwithoutfill">
      <style:graphic-properties draw:marker-start="Arrow_20_concave" draw:marker-start-width="0.3cm" draw:marker-end="Arrow_20_concave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loext:graphic-properties draw:fill-color="#ffde5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63cm" svg:height="1.27cm" svg:x="5.064cm" svg:y="10.144cm">
          <text:p text:style-name="P1">KV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9cm" svg:height="4.191cm" svg:x="10.271cm" svg:y="3.979cm">
          <text:p/>
          <draw:enhanced-geometry svg:viewBox="0 0 21600 21600" draw:type="rectangle" draw:enhanced-path="M 0 0 L 21600 0 21600 21600 0 21600 0 0 Z N"/>
        </draw:custom-shape>
        <draw:frame draw:style-name="gr3" draw:text-style-name="P3" xml:id="id2" draw:id="id2" draw:layer="layout" svg:width="2.54cm" svg:height="0.704cm" svg:x="11.16cm" svg:y="7.535cm">
          <draw:text-box>
            <text:p><text:span text:style-name="T1">QEMU</text:span></text:p>
          </draw:text-box>
        </draw:frame>
        <draw:custom-shape draw:style-name="gr4" draw:text-style-name="P4" draw:layer="layout" svg:width="2.54cm" svg:height="3.117cm" svg:x="10.779cm" svg:y="4.36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779cm" svg:y1="5.503cm" svg:x2="13.319cm" svg:y2="5.503cm">
          <text:p/>
        </draw:line>
        <draw:frame draw:style-name="gr6" draw:text-style-name="P3" draw:layer="layout" svg:width="1.234cm" svg:height="0.704cm" svg:x="11.45cm" svg:y="4.545cm">
          <draw:text-box>
            <text:p><text:span text:style-name="T1">APP</text:span></text:p>
          </draw:text-box>
        </draw:frame>
        <draw:frame draw:style-name="gr7" draw:text-style-name="P6" draw:layer="layout" svg:width="2.286cm" svg:height="1.157cm" svg:x="10.906cm" svg:y="6.32cm">
          <draw:text-box>
            <text:p text:style-name="P1"><text:span text:style-name="T1">Rumprun kernel</text:span></text:p>
          </draw:text-box>
        </draw:frame>
        <draw:custom-shape draw:style-name="gr2" draw:text-style-name="P2" xml:id="id1" draw:id="id1" draw:layer="layout" svg:width="3.429cm" svg:height="4.191cm" svg:x="5.064cm" svg:y="3.97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4cm" svg:height="0.704cm" svg:x="5.953cm" svg:y="7.535cm">
          <draw:text-box>
            <text:p><text:span text:style-name="T1">QEMU</text:span></text:p>
          </draw:text-box>
        </draw:frame>
        <draw:custom-shape draw:style-name="gr8" draw:text-style-name="P4" draw:layer="layout" svg:width="2.54cm" svg:height="3.175cm" svg:x="5.572cm" svg:y="4.302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5.572cm" svg:y1="5.503cm" svg:x2="8.112cm" svg:y2="5.503cm">
          <text:p/>
        </draw:line>
        <draw:frame draw:style-name="gr6" draw:text-style-name="P3" draw:layer="layout" svg:width="1.234cm" svg:height="0.704cm" svg:x="6.243cm" svg:y="4.545cm">
          <draw:text-box>
            <text:p><text:span text:style-name="T1">APP</text:span></text:p>
          </draw:text-box>
        </draw:frame>
        <draw:frame draw:style-name="gr7" draw:text-style-name="P6" draw:layer="layout" svg:width="2.286cm" svg:height="1.157cm" svg:x="5.699cm" svg:y="6.334cm">
          <draw:text-box>
            <text:p text:style-name="P1"><text:span text:style-name="T1">Rumprun kernel</text:span></text:p>
          </draw:text-box>
        </draw:frame>
        <draw:frame draw:style-name="gr9" draw:text-style-name="P7" draw:layer="layout" svg:width="2.54cm" svg:height="0.581cm" svg:x="10.779cm" svg:y="5.499cm">
          <draw:text-box>
            <text:p text:style-name="P1"><text:span text:style-name="T2">system call</text:span></text:p>
          </draw:text-box>
        </draw:frame>
        <draw:frame draw:style-name="gr9" draw:text-style-name="P7" draw:layer="layout" svg:width="2.54cm" svg:height="0.581cm" svg:x="5.572cm" svg:y="5.499cm">
          <draw:text-box>
            <text:p text:style-name="P1"><text:span text:style-name="T2">system call</text:span></text:p>
          </draw:text-box>
        </draw:frame>
        <draw:connector draw:style-name="gr10" draw:text-style-name="P8" draw:layer="layout" draw:type="curve" draw:line-skew="0.757cm" svg:x1="6.778cm" svg:y1="8.17cm" svg:x2="12.43cm" svg:y2="8.239cm" draw:start-shape="id1" draw:end-shape="id2" draw:end-glue-point="2" svg:d="M6778 8170c0 1989 5652 1954 5652 69" svg:viewBox="0 0 5653 1488">
          <text:p text:style-name="P1"><text:span text:style-name="T3">UDP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7T14:18:38.603928980</meta:creation-date>
    <dc:date>2019-01-29T10:52:47.205047394</dc:date>
    <meta:editing-duration>P6DT20H15M49S</meta:editing-duration>
    <meta:editing-cycles>10</meta:editing-cycles>
    <meta:generator>LibreOffice/6.1.4.2$Linux_X86_64 LibreOffice_project/10$Build-2</meta:generator>
    <meta:document-statistic meta:object-count="16"/>
  </office:meta>
</office:document-meta>
</file>